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7mm" fo:break-before="auto" style:use-optimal-row-height="true"/>
    </style:style>
    <style:style style:name="ro3" style:family="table-row">
      <style:table-row-properties style:row-height="13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transparent"/>
      <style:text-properties style:use-window-font-color="true" style:font-name="Times New Roman1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/>
      <style:text-properties style:use-window-font-color="true"/>
    </style:style>
    <style:style style:name="ce4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2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Autor 10</text:p>
          </table:table-cell>
          <table:table-cell table:style-name="ce1" office:value-type="string" calcext:value-type="string">
            <text:p>Autor 11</text:p>
          </table:table-cell>
          <table:table-cell table:style-name="ce1" office:value-type="string" calcext:value-type="string">
            <text:p>Autor 12</text:p>
          </table:table-cell>
          <table:table-cell table:style-name="ce1" office:value-type="string" calcext:value-type="string">
            <text:p>Autor 13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VILLELA, Edlaine Faria de Moura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Congresso de Ciências da Comunicação na Região Sudest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table:number-columns-repeated="12"/>
          <table:table-cell office:value-type="string" calcext:value-type="string">
            <text:p>Seminário de Epistemologia e Teorias da Educação (EPISTED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SILVA, Jeane Santos</text:p>
          </table:table-cell>
          <table:table-cell office:value-type="string" calcext:value-type="string">
            <text:p>SANTOS-ROCHA, Ednéia Silva</text:p>
          </table:table-cell>
          <table:table-cell table:number-columns-repeated="10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ANTOS-ROCHA, Ednéia Silva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PARREIRA, Danielle Estabille</text:p>
          </table:table-cell>
          <table:table-cell office:value-type="string" calcext:value-type="string">
            <text:p>CASTRO FILHO, Cláudio Marcondes de</text:p>
          </table:table-cell>
          <table:table-cell table:number-columns-repeated="10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BALBO, Juliana Cristina</text:p>
          </table:table-cell>
          <table:table-cell table:number-columns-repeated="10"/>
          <table:table-cell office:value-type="string" calcext:value-type="string">
            <text:p>Enco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MOSTAFA, Solange Puntel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Lucia Aparecida da</text:p>
          </table:table-cell>
          <table:table-cell office:value-type="string" calcext:value-type="string">
            <text:p>DAMIAN, Ieda Pelogia Martins</text:p>
          </table:table-cell>
          <table:table-cell office:value-type="string" calcext:value-type="string">
            <text:p>PÁDUA, Silvia Inês Dallavalle de</text:p>
          </table:table-cell>
          <table:table-cell table:number-columns-repeated="10"/>
          <table:table-cell office:value-type="string" calcext:value-type="string">
            <text:p>Technology Innovation and Industrial Management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OS, André Pequeno do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André Pequeno do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OS, André Pequeno do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IDOTTI, Silvana Aparecida Borsetti Gregorio</text:p>
          </table:table-cell>
          <table:table-cell table:number-columns-repeated="11"/>
          <table:table-cell office:value-type="string" calcext:value-type="string">
            <text:p>Conferência Ibero-Americana IADI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SANTOS-ROCHA, Ednéia Silva</text:p>
          </table:table-cell>
          <table:table-cell table:number-columns-repeated="10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ANTOS,Tuane Faria</text:p>
          </table:table-cell>
          <table:table-cell table:number-columns-repeated="11"/>
          <table:table-cell office:value-type="string" calcext:value-type="string">
            <text:p>Encontro Internacional Dados Tecnologia e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MILAGRE, José Antônio</text:p>
          </table:table-cell>
          <table:table-cell table:number-columns-repeated="11"/>
          <table:table-cell office:value-type="string" calcext:value-type="string">
            <text:p>Encontro Internacional Dados Tecnologia e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CONEGLIAN, Caio Saraiv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ITO, Érica</text:p>
          </table:table-cell>
          <table:table-cell office:value-type="string" calcext:value-type="string">
            <text:p>ESTORNIOLO FILHO, Jóse</text:p>
          </table:table-cell>
          <table:table-cell office:value-type="string" calcext:value-type="string">
            <text:p>REIS, Manuela Gea Cabrera</text:p>
          </table:table-cell>
          <table:table-cell office:value-type="string" calcext:value-type="string">
            <text:p>SANTOS, Paola de Marco Lopes dos</text:p>
          </table:table-cell>
          <table:table-cell office:value-type="string" calcext:value-type="string">
            <text:p>PASCHOALINO, Rosana Alvarez</text:p>
          </table:table-cell>
          <table:table-cell office:value-type="string" calcext:value-type="string">
            <text:p>LOMBARDI, Valeria de Vilhena</text:p>
          </table:table-cell>
          <table:table-cell office:value-type="string" calcext:value-type="string">
            <text:p>SAHEKI, Yuka</text:p>
          </table:table-cell>
          <table:table-cell office:value-type="string" calcext:value-type="string">
            <text:p>FERREIRA, Sueli Mara Soares Pinto</text:p>
          </table:table-cell>
          <table:table-cell table:number-columns-repeated="5"/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RODRIGUES, Bruno Cesar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table:style-name="ce4" office:value-type="string" calcext:value-type="string">
            <text:p>Seminario de investigación en museología de los países de lengua portuguesa y español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DRIGUES, Bruno Cesar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OTTKER, Luciana Maria Vieira</text:p>
          </table:table-cell>
          <table:table-cell office:value-type="string" calcext:value-type="string">
            <text:p>FERNEDA, Edberto</text:p>
          </table:table-cell>
          <table:table-cell office:value-type="string" calcext:value-type="string">
            <text:p>SANTAREM SEGUNDO, José Eduardo</text:p>
          </table:table-cell>
          <table:table-cell table:number-columns-repeated="10"/>
          <table:table-cell office:value-type="string" calcext:value-type="string">
            <text:p>Encontro Internacional Dados Tecnologia e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INHEIRO, Cíntia Braga Ferreira</text:p>
          </table:table-cell>
          <table:table-cell office:value-type="string" calcext:value-type="string">
            <text:p>OLIVEIRA, Sumeire Tamiko Takahashi de</text:p>
          </table:table-cell>
          <table:table-cell office:value-type="string" calcext:value-type="string">
            <text:p>CASTRO FILHO, Cláudio Marcondes de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GUEIRA, João Robson Fernande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GUEIRA, João Robson Fernande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AKAMURA, Mariany Toriyama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NOVA CRUZ, Denise Viuniski da</text:p>
          </table:table-cell>
          <table:table-cell table:number-columns-repeated="11"/>
          <table:table-cell office:value-type="string" calcext:value-type="string">
            <text:p>Colóquio Habermas e Colóquio de Filosof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FARIA, Ana Carolina Cintra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REIRA, Vivian Lemes</text:p>
          </table:table-cell>
          <table:table-cell office:value-type="string" calcext:value-type="string">
            <text:p>YADO, Thaís Harumi Manfré</text:p>
          </table:table-cell>
          <table:table-cell office:value-type="string" calcext:value-type="string">
            <text:p>ROMÃO, Lucília Maria Sousa</text:p>
          </table:table-cell>
          <table:table-cell table:number-columns-repeated="10"/>
          <table:table-cell office:value-type="string" calcext:value-type="string">
            <text:p>Congresso Mundial de Comunicação Ibero-american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RAES, Marielle Barros de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RAES, Marielle Barros de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Congresso ISKO Espanha/Portug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RAES, Marielle Barros de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ELLO, Tayná Abad Vieira de</text:p>
          </table:table-cell>
          <table:table-cell office:value-type="string" calcext:value-type="string">
            <text:p>ALMEIDA, Marco Antônio de</text:p>
          </table:table-cell>
          <table:table-cell office:value-type="string" calcext:value-type="string">
            <text:p>RODRIGUES, Paloma Barbosa</text:p>
          </table:table-cell>
          <table:table-cell table:number-columns-repeated="10"/>
          <table:table-cell office:value-type="string" calcext:value-type="string">
            <text:p>Enco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TINS, Dalton Lopes</text:p>
          </table:table-cell>
          <table:table-cell office:value-type="string" calcext:value-type="string">
            <text:p>FERREIRA, Sueli Mara Soares Pinto</text:p>
          </table:table-cell>
          <table:table-cell table:number-columns-repeated="11"/>
          <table:table-cell office:value-type="string" calcext:value-type="string">
            <text:p>International Conference on Information Systems and Technology Management (CONTECSI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S, Dalton Lopes</text:p>
          </table:table-cell>
          <table:table-cell office:value-type="string" calcext:value-type="string">
            <text:p>FERREIRA, Sueli Mara Soares Pinto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SULO, Thabyta Giraldelli</text:p>
          </table:table-cell>
          <table:table-cell office:value-type="string" calcext:value-type="string">
            <text:p>CARVALHO, Ângela Maria Grossi de</text:p>
          </table:table-cell>
          <table:table-cell office:value-type="string" calcext:value-type="string">
            <text:p>CASTRO FILHO, Cláudio Marcondes de</text:p>
          </table:table-cell>
          <table:table-cell table:number-columns-repeated="10"/>
          <table:table-cell office:value-type="string" calcext:value-type="string">
            <text:p>Encontro de Pesquisa em Informação e Medi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IMA, Fábio Rogério Batist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10"/>
          <table:table-cell office:value-type="string" calcext:value-type="string">
            <text:p>Encontro Internacional Dados Tecnologia e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ANZI, Lucirene Andréa Catini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AREM SEGUNDO, José Eduardo</text:p>
          </table:table-cell>
          <table:table-cell table:number-columns-repeated="10"/>
          <table:table-cell office:value-type="string" calcext:value-type="string">
            <text:p>Encontro Internacional Dados Tecnologia e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ARCIA, Leonardo Guimarães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ARCIA, Leonardo Guimarães</text:p>
          </table:table-cell>
          <table:table-cell office:value-type="string" calcext:value-type="string">
            <text:p>SOARES, Gabriel Valente</text:p>
          </table:table-cell>
          <table:table-cell office:value-type="string" calcext:value-type="string">
            <text:p>AGUILAR, Angela Maria Lucato</text:p>
          </table:table-cell>
          <table:table-cell office:value-type="string" calcext:value-type="string">
            <text:p>LIBARDI, Leopoldina Mira Soares de Oliveira</text:p>
          </table:table-cell>
          <table:table-cell office:value-type="string" calcext:value-type="string">
            <text:p>ZOCCO, Lívia Porto</text:p>
          </table:table-cell>
          <table:table-cell table:number-columns-repeated="2" office:value-type="string" calcext:value-type="string">
            <text:p>RAMOS, Maria Aparecida da Silva</text:p>
          </table:table-cell>
          <table:table-cell office:value-type="string" calcext:value-type="string">
            <text:p>MORAES, Paula de Oliveira Almeida</text:p>
          </table:table-cell>
          <table:table-cell office:value-type="string" calcext:value-type="string">
            <text:p>GIONGO, Teresa Cristina</text:p>
          </table:table-cell>
          <table:table-cell office:value-type="string" calcext:value-type="string">
            <text:p>RODRIGUES, Vanessa</text:p>
          </table:table-cell>
          <table:table-cell office:value-type="string" calcext:value-type="string">
            <text:p>FERREIRA, Maria Cristina Manduca</text:p>
          </table:table-cell>
          <table:table-cell table:number-columns-repeated="2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RCIA, Leonardo Guimarães</text:p>
          </table:table-cell>
          <table:table-cell office:value-type="string" calcext:value-type="string">
            <text:p>PINHEIRO, Cintia Braga Ferreir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3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table:style-name="ce4" office:value-type="string" calcext:value-type="string">
            <text:p>Encontro de Estudos da Linguagem <text:s/>(ENELIN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ERREIRA, Valéria Alves</text:p>
          </table:table-cell>
          <table:table-cell office:value-type="string" calcext:value-type="string">
            <text:p>SILVA, Márcia Regina da</text:p>
          </table:table-cell>
          <table:table-cell table:number-columns-repeated="11"/>
          <table:table-cell office:value-type="string" calcext:value-type="string">
            <text:p>Encontro Internacional de Catalogadores e Encontro Nacional de Catalogad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WEBER, Claudiane</text:p>
          </table:table-cell>
          <table:table-cell table:number-columns-repeated="11"/>
          <table:table-cell office:value-type="string" calcext:value-type="string">
            <text:p>Conferência Luso-Brasileira sobre Acesso Aberto (Confo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GARCIA-FEBO, Loida</text:p>
          </table:table-cell>
          <table:table-cell table:number-columns-repeated="11"/>
          <table:table-cell office:value-type="string" calcext:value-type="string">
            <text:p>IFLA WL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Seminário de Estudos em Análise do Discurs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ERNANDES, Iandra Marcela Honorato</text:p>
          </table:table-cell>
          <table:table-cell office:value-type="string" calcext:value-type="string">
            <text:p>SILVA, Márcia Regina da</text:p>
          </table:table-cell>
          <table:table-cell table:number-columns-repeated="11"/>
          <table:table-cell office:value-type="string" calcext:value-type="string">
            <text:p>Seminário Nacional de Bibliotecas Universitárias (SNBU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ARIA, Daiana de Oliveira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Encontro virtual de Documentação em Software Livre e Congresso Internacional de Linguagem e Tecnologia onlin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IA, Daiana de Oliveira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Encontro virtual de Documentação em Software Livre e Congresso Internacional de Linguagem e Tecnologia onlin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IAS, Allan Rodrigo</text:p>
          </table:table-cell>
          <table:table-cell office:value-type="string" calcext:value-type="string">
            <text:p>SANTANA, Anderson de</text:p>
          </table:table-cell>
          <table:table-cell office:value-type="string" calcext:value-type="string">
            <text:p>CONCEIÇÃO, Carlos Augusto</text:p>
          </table:table-cell>
          <table:table-cell office:value-type="string" calcext:value-type="string">
            <text:p>ROSA, Celia Regina de Oliveira</text:p>
          </table:table-cell>
          <table:table-cell office:value-type="string" calcext:value-type="string">
            <text:p>SAITO, Érica</text:p>
          </table:table-cell>
          <table:table-cell office:value-type="string" calcext:value-type="string">
            <text:p>VIEIRA, Jamil Abuyagui</text:p>
          </table:table-cell>
          <table:table-cell office:value-type="string" calcext:value-type="string">
            <text:p>LAET, Maria Aparecida</text:p>
          </table:table-cell>
          <table:table-cell office:value-type="string" calcext:value-type="string">
            <text:p>TOMISAWA, Patricia Naomi</text:p>
          </table:table-cell>
          <table:table-cell office:value-type="string" calcext:value-type="string">
            <text:p>NOVAES, Sergio Carlos</text:p>
          </table:table-cell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PAIVA, Virginia de</text:p>
          </table:table-cell>
          <table:table-cell office:value-type="string" calcext:value-type="string">
            <text:p>CESQUIM, Tiago Luis</text:p>
          </table:table-cell>
          <table:table-cell office:value-type="string" calcext:value-type="string">
            <text:p>MORAES, Thais Cristiane Campos de</text:p>
          </table:table-cell>
          <table:table-cell office:value-type="string" calcext:value-type="string">
            <text:p>Seminário Nacional de Bibliotecas Universitárias (SNBU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SILVA, Márcia Regina d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DAMIAN, Ieda Pelogia Martins</text:p>
          </table:table-cell>
          <table:table-cell office:value-type="string" calcext:value-type="string">
            <text:p>SILVA, Márcia Regina da</text:p>
          </table:table-cell>
          <table:table-cell table:number-columns-repeated="11"/>
          <table:table-cell table:style-name="ce4" office:value-type="string" calcext:value-type="string">
            <text:p>Encuentros Internacionales sobre Sistemas de Información y Documentación (IBERSID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MERLO, Edgard Monforte</text:p>
          </table:table-cell>
          <table:table-cell table:number-columns-repeated="10"/>
          <table:table-cell office:value-type="string" calcext:value-type="string">
            <text:p>International Conference on Current Research Information Systems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DAMIAN, Ieda Pelogia Martins</text:p>
          </table:table-cell>
          <table:table-cell office:value-type="string" calcext:value-type="string">
            <text:p>ALMEIDA, Marco Antônio de</text:p>
          </table:table-cell>
          <table:table-cell office:value-type="string" calcext:value-type="string">
            <text:p>RODRIGUES, Paloma Barbosa</text:p>
          </table:table-cell>
          <table:table-cell office:value-type="string" calcext:value-type="string">
            <text:p>MELLO, Tayná Abad Vieira de</text:p>
          </table:table-cell>
          <table:table-cell table:number-columns-repeated="9"/>
          <table:table-cell table:style-name="ce4" office:value-type="string" calcext:value-type="string">
            <text:p>Encuentros Internacionales sobre Sistemas de Información y Documentación (IBERSID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ALMEIDA, Marco Antônio de</text:p>
          </table:table-cell>
          <table:table-cell office:value-type="string" calcext:value-type="string">
            <text:p>MÉNDEZ, Héctor René Mena</text:p>
          </table:table-cell>
          <table:table-cell table:number-columns-repeated="10"/>
          <table:table-cell office:value-type="string" calcext:value-type="string">
            <text:p>Enco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12"/>
          <table:table-cell office:value-type="string" calcext:value-type="string">
            <text:p>Colóquio Internacional da rede MUSSI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ONEGLIAN, Caio Saraiva</text:p>
          </table:table-cell>
          <table:table-cell office:value-type="string" calcext:value-type="string">
            <text:p>FUSCO, Elvis</text:p>
          </table:table-cell>
          <table:table-cell office:value-type="string" calcext:value-type="string">
            <text:p>SANTAREM SEGUNDO, José Eduardo</text:p>
          </table:table-cell>
          <table:table-cell table:number-columns-repeated="10"/>
          <table:table-cell office:value-type="string" calcext:value-type="string">
            <text:p>Simpósio Brasileiro de Informática na Educ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12"/>
          <table:table-cell office:value-type="string" calcext:value-type="string">
            <text:p>Fórum de Pesquisa em Biblioteca Escol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12"/>
          <table:table-cell office:value-type="string" calcext:value-type="string">
            <text:p>Seminário Hispano-Brasileiro de Pesquisa em Informação, Documentação e Sociedade e Seminário de Competência em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12"/>
          <table:table-cell office:value-type="string" calcext:value-type="string">
            <text:p>Congresso Luso Afro Brasileir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TREVISOLI, Juliano</text:p>
          </table:table-cell>
          <table:table-cell table:number-columns-repeated="11"/>
          <table:table-cell office:value-type="string" calcext:value-type="string">
            <text:p>Fórum sobre Bibliotecas Públicas: serviços de informação e mediação da leitu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CHAVES, Beatriz Santos</text:p>
          </table:table-cell>
          <table:table-cell table:number-columns-repeated="9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GONÇALVES, Ricardo Zacarias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FREITAS, Bruno César de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COPPOLA JUNIOR, Claudinei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RVALHO, Mavi Galante Mancera Dall'Acgua <text:s/></text:p>
          </table:table-cell>
          <table:table-cell office:value-type="string" calcext:value-type="string">
            <text:p>CASTRO FILHO, Cláudio Marcondes de</text:p>
          </table:table-cell>
          <table:table-cell table:number-columns-repeated="11"/>
          <table:table-cell office:value-type="string" calcext:value-type="string">
            <text:p>Congresso Ibero-Americano de Bibliotecas Escolares (CIBES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VALHO, Larissa Akabochi de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AGA, Joana Soares B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SCALCHIN, Ana Carolina Silva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AUJO, André Vieira de Freitas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Colóquio Internacional da rede MUSSI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RAUJO, André Vieira de Freitas</text:p>
          </table:table-cell>
          <table:table-cell office:value-type="string" calcext:value-type="string">
            <text:p>CRIPPA, Giulia</text:p>
          </table:table-cell>
          <table:table-cell office:value-type="string" calcext:value-type="string">
            <text:p>SALDANHA, Gustavo</text:p>
          </table:table-cell>
          <table:table-cell table:number-columns-repeated="10"/>
          <table:table-cell office:value-type="string" calcext:value-type="string">
            <text:p>Congresso Brasileiro de Biblioteconomia, Documentação e Ciência da Informação (CBBD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VES, Ueliton dos Santo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12"/>
          <table:table-cell office:value-type="string" calcext:value-type="string">
            <text:p>Encontro Ibérico EDICIC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12"/>
          <table:table-cell office:value-type="string" calcext:value-type="string">
            <text:p>Colóquio Internacional da rede MUSSI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12"/>
          <table:table-cell office:value-type="string" calcext:value-type="string">
            <text:p>Congreso Uruguayo de Sociologí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12"/>
          <table:table-cell office:value-type="string" calcext:value-type="string">
            <text:p>Encontro Ibérico EDICI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office:value-type="string" calcext:value-type="string">
            <text:p>DAMIAN, Ieda Pelogia Martins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SILVA, Rafaela Carolina da</text:p>
          </table:table-cell>
          <table:table-cell office:value-type="string" calcext:value-type="string">
            <text:p><text:s/>BOTELHO, Aline </text:p>
          </table:table-cell>
          <table:table-cell office:value-type="string" calcext:value-type="string">
            <text:p>CASTRO FILHO, Cláudio Marcondes de</text:p>
          </table:table-cell>
          <table:table-cell table:number-columns-repeated="10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Adam Felipe <text:s/>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SANTOS, Camila Araújo dos</text:p>
          </table:table-cell>
          <table:table-cell table:number-columns-repeated="10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table:number-columns-repeated="12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ASTRO FILHO, Cláudio Marcondes de</text:p>
          </table:table-cell>
          <table:table-cell office:value-type="string" calcext:value-type="string">
            <text:p>ROSA, Carlos Adriano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OUZA, Willian Eduardo Righini de 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NAKAMURA, Mariany Toriyama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OUZA, Willian Eduardo Righini de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RODRIGUES, Bruno Cesar</text:p>
          </table:table-cell>
          <table:table-cell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table:number-columns-repeated="12"/>
          <table:table-cell office:value-type="string" calcext:value-type="string">
            <text:p>Seminário Serviços de Informação em Museu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SANTAREM SEGUNDO, José Eduardo </text:p>
          </table:table-cell>
          <table:table-cell office:value-type="string" calcext:value-type="string">
            <text:p>SILVA, Márcia Regina da</text:p>
          </table:table-cell>
          <table:table-cell table:number-columns-repeated="11"/>
          <table:table-cell office:value-type="string" calcext:value-type="string">
            <text:p>Encontro de Diretores e <text:s/>Encontro de Docentes de Escolas de Biblioteconomia e Ciência da Informação do MERCOSU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TADINI, Antonio Victor Wolf</text:p>
          </table:table-cell>
          <table:table-cell office:value-type="string" calcext:value-type="string">
            <text:p>SANTAREM SEGUNDO, José Eduardo</text:p>
          </table:table-cell>
          <table:table-cell table:number-columns-repeated="11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GONCALEZ, Paula Regina Ventura Amorim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SANTAREM SEGUNDO, José Eduardo</text:p>
          </table:table-cell>
          <table:table-cell table:number-columns-repeated="10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Ana Maria Jensen Ferreira da Costa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MARTINEZ, Sandra Milena Roa</text:p>
          </table:table-cell>
          <table:table-cell office:value-type="string" calcext:value-type="string">
            <text:p>VIDOTTI, Silvana Aparecida Borsetti Gregorio </text:p>
          </table:table-cell>
          <table:table-cell office:value-type="string" calcext:value-type="string">
            <text:p>SANTAREM SEGUNDO, José Eduardo</text:p>
          </table:table-cell>
          <table:table-cell table:number-columns-repeated="8"/>
          <table:table-cell office:value-type="string" calcext:value-type="string">
            <text:p>Seminário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TAREM SEGUNDO, José Eduardo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FUSCO, Elvis</text:p>
          </table:table-cell>
          <table:table-cell table:number-columns-repeated="10"/>
          <table:table-cell office:value-type="string" calcext:value-type="string">
            <text:p>International Conference on Internet of Things and Big Dat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VIDOTTI, Silvana Aparecida Borsetti Gregorio 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ROA-MARTINEZ, Sandra Milena</text:p>
          </table:table-cell>
          <table:table-cell office:value-type="string" calcext:value-type="string">
            <text:p>FERREIRA, Ana Maria Jensen Ferreira da Costa</text:p>
          </table:table-cell>
          <table:table-cell office:value-type="string" calcext:value-type="string">
            <text:p>RODAS, Cecílio Merlotti</text:p>
          </table:table-cell>
          <table:table-cell office:value-type="string" calcext:value-type="string">
            <text:p>SANTAREM SEGUNDO, José Eduardo</text:p>
          </table:table-cell>
          <table:table-cell table:number-columns-repeated="7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ONEGLIAN, Caio Saraiva</text:p>
          </table:table-cell>
          <table:table-cell table:style-name="ce3" office:value-type="string" calcext:value-type="string">
            <text:p>FERREIRA, Ana Maria Jensen Ferreira da Costa</text:p>
          </table:table-cell>
          <table:table-cell office:value-type="string" calcext:value-type="string">
            <text:p>VIDOTTI, Silvana Aparecida Borsetti Gregorio </text:p>
          </table:table-cell>
          <table:table-cell office:value-type="string" calcext:value-type="string">
            <text:p>SANTAREM SEGUNDO, José Eduardo</text:p>
          </table:table-cell>
          <table:table-cell table:number-columns-repeated="9"/>
          <table:table-cell office:value-type="string" calcext:value-type="string">
            <text:p>EDICIC - Encontro da associação dos educadores e pesquisadores de Biblioteconomia, Arquivologia, Ciência da Informação e Documentação da Iberoamérica e Carib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TAREM SEGUNDO, José Eduardo</text:p>
          </table:table-cell>
          <table:table-cell office:value-type="string" calcext:value-type="string">
            <text:p>SIMIONATO, Ana Carolina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ONEGLIAN, Caio Saraiva</text:p>
          </table:table-cell>
          <table:table-cell office:value-type="string" calcext:value-type="string">
            <text:p>SANTAREM SEGUNDO, José Eduardo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Ana Maria Jensen Ferreira da Costa</text:p>
          </table:table-cell>
          <table:table-cell office:value-type="string" calcext:value-type="string">
            <text:p>CONEGLIAN, Caio Saraiva</text:p>
          </table:table-cell>
          <table:table-cell office:value-type="string" calcext:value-type="string">
            <text:p>ROA-MARTINEZ, Sandra Milena</text:p>
          </table:table-cell>
          <table:table-cell office:value-type="string" calcext:value-type="string">
            <text:p>VIDOTTI, Silvana Aparecida Borsetti Gregorio </text:p>
          </table:table-cell>
          <table:table-cell table:number-columns-repeated="9"/>
          <table:table-cell office:value-type="string" calcext:value-type="string">
            <text:p>Encontro Internacional Dados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ONEGLIAN, Caio Saraiva </text:p>
          </table:table-cell>
          <table:table-cell office:value-type="string" calcext:value-type="string">
            <text:p>ALVES, Rachel Cristina Vesu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SANTAREM SEGUNDO, José Eduardo</text:p>
          </table:table-cell>
          <table:table-cell table:number-columns-repeated="9"/>
          <table:table-cell office:value-type="string" calcext:value-type="string">
            <text:p>Encontro Internacional Dados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CHEZ, Fernanda Alves</text:p>
          </table:table-cell>
          <table:table-cell office:value-type="string" calcext:value-type="string">
            <text:p>VIDOTTI, Silvana Aparecida Borsetti Gregorio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ECHIATO, Fernando Luiz</text:p>
          </table:table-cell>
          <table:table-cell table:number-columns-repeated="9"/>
          <table:table-cell office:value-type="string" calcext:value-type="string">
            <text:p>Encontro Internacional Dados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STOS, Gustavo Grandini </text:p>
          </table:table-cell>
          <table:table-cell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<text:s/>Seminário de Estudos da Linguagem, Educação e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ROMÃO, Lucília Maria Sousa</text:p>
          </table:table-cell>
          <table:table-cell table:number-columns-repeated="12"/>
          <table:table-cell office:value-type="string" calcext:value-type="string">
            <text:p><text:s/>Seminário de Estudos da Linguagem, Educação e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BATISTA, Lucinéia da Silva </text:p>
          </table:table-cell>
          <table:table-cell office:value-type="string" calcext:value-type="string">
            <text:p>SILVA, Talita Cristina d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JORENTE, Maria José Vicentini </text:p>
          </table:table-cell>
          <table:table-cell table:number-columns-repeated="9"/>
          <table:table-cell office:value-type="string" calcext:value-type="string">
            <text:p>Encontro Internacional Dados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ONEGLIAN, Caio Saraiva</text:p>
          </table:table-cell>
          <table:table-cell office:value-type="string" calcext:value-type="string">
            <text:p>LUZ, Larissa Pavarini da</text:p>
          </table:table-cell>
          <table:table-cell office:value-type="string" calcext:value-type="string">
            <text:p>SANTAREM SEGUNDO, José Eduardo </text:p>
          </table:table-cell>
          <table:table-cell table:number-columns-repeated="10"/>
          <table:table-cell office:value-type="string" calcext:value-type="string">
            <text:p>Encontro Internacional Dados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OUZA, Jessica Oliveir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VIDOTTI, Silvana Aparecida Borsetti Gregorio </text:p>
          </table:table-cell>
          <table:table-cell office:value-type="string" calcext:value-type="string">
            <text:p>SANCHEZ, Juan Antonio Pastor</text:p>
          </table:table-cell>
          <table:table-cell table:number-columns-repeated="9"/>
          <table:table-cell office:value-type="string" calcext:value-type="string">
            <text:p>Encontro Internacional Dados Tecnologia e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BASTOS, Gustavo Grandin</text:p>
          </table:table-cell>
          <table:table-cell table:style-name="ce3" office:value-type="string" calcext:value-type="string">
            <text:p>ROMÃO, Lucília Maria Sousa</text:p>
          </table:table-cell>
          <table:table-cell table:number-columns-repeated="11"/>
          <table:table-cell office:value-type="string" calcext:value-type="string">
            <text:p><text:s/>Seminário de Estudos da Linguagem, Educação e Tecnologi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ROMÃO, Lucília Maria Sousa </text:p>
          </table:table-cell>
          <table:table-cell table:number-columns-repeated="12"/>
          <table:table-cell office:value-type="string" calcext:value-type="string">
            <text:p>Feira do Livro de Ribeirão Pre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MENDEZ, Héctor René Mena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ASTRO FILHO, Cláudio Marcondes</text:p>
          </table:table-cell>
          <table:table-cell office:value-type="string" calcext:value-type="string">
            <text:p>ALMEIDA, Marco Antônio de</text:p>
          </table:table-cell>
          <table:table-cell table:number-columns-repeated="11"/>
          <table:table-cell office:value-type="string" calcext:value-type="string">
            <text:p>Encontro Nacional de Pesquisa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FERREIRA, Sueli Mara Soares Pinto</text:p>
          </table:table-cell>
          <table:table-cell table:number-columns-repeated="12"/>
          <table:table-cell office:value-type="string" calcext:value-type="string">
            <text:p><text:s/>Congreso Internacional de Bibliotecas Universitari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FERREIRA, Sueli Mara Soares Pinto</text:p>
          </table:table-cell>
          <table:table-cell office:value-type="string" calcext:value-type="string">
            <text:p>ABDALLA, Eidi Raquel Franco</text:p>
          </table:table-cell>
          <table:table-cell office:value-type="string" calcext:value-type="string">
            <text:p>GOMI, Edson Satoshi</text:p>
          </table:table-cell>
          <table:table-cell office:value-type="string" calcext:value-type="string">
            <text:p>HAAR, Ewout ter</text:p>
          </table:table-cell>
          <table:table-cell office:value-type="string" calcext:value-type="string">
            <text:p>DUDZIAK, Elisabeth</text:p>
          </table:table-cell>
          <table:table-cell office:value-type="string" calcext:value-type="string">
            <text:p>FISCHI, Rosa Maria</text:p>
          </table:table-cell>
          <table:table-cell table:number-columns-repeated="7"/>
          <table:table-cell office:value-type="string" calcext:value-type="string">
            <text:p>Conferência Luso-Brasileira de Acesso Aber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3" office:value-type="string" calcext:value-type="string">
            <text:p>ARAUJO, Andre Vieira de Freitas</text:p>
          </table:table-cell>
          <table:table-cell office:value-type="string" calcext:value-type="string">
            <text:p>CRIPPA, Giulia</text:p>
          </table:table-cell>
          <table:table-cell office:value-type="string" calcext:value-type="string">
            <text:p>SABBA, Fiammetta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office:value-type="string" calcext:value-type="string">
            <text:p>SABBAG, Deise Maria Antonio</text:p>
          </table:table-cell>
          <table:table-cell office:value-type="string" calcext:value-type="string">
            <text:p>SILVA, Márcia Regina da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3" office:value-type="string" calcext:value-type="string">
            <text:p>SANTAREM SEGUNDO, José Eduardo</text:p>
          </table:table-cell>
          <table:table-cell table:style-name="ce3" office:value-type="string" calcext:value-type="string">
            <text:p>CONEGLIAN, Caio Saraiva</text:p>
          </table:table-cell>
          <table:table-cell table:number-columns-repeated="11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CRIPPA, Giulia</text:p>
          </table:table-cell>
          <table:table-cell table:number-columns-repeated="12"/>
          <table:table-cell office:value-type="string" calcext:value-type="string">
            <text:p>Jornada Científica Internacional da Rede Mussi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CONEGLIAN, Caio Saraiva</text:p>
          </table:table-cell>
          <table:table-cell table:style-name="ce3" office:value-type="string" calcext:value-type="string">
            <text:p>FUSCO, Elvis</text:p>
          </table:table-cell>
          <table:table-cell table:style-name="ce3" office:value-type="string" calcext:value-type="string">
            <text:p>SANTAREM SEGUNDO, José Eduardo</text:p>
          </table:table-cell>
          <table:table-cell table:number-columns-repeated="10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ARAUJO, André Vieira de Freitas</text:p>
          </table:table-cell>
          <table:table-cell table:style-name="ce3" office:value-type="string" calcext:value-type="string">
            <text:p>CRIPPA, Giulia</text:p>
          </table:table-cell>
          <table:table-cell table:number-columns-repeated="11"/>
          <table:table-cell office:value-type="string" calcext:value-type="string">
            <text:p>ISKO - Information Society for Knowledge Organization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51:35.296176150</meta:creation-date>
    <dc:date>2018-01-04T12:51:53.635092721</dc:date>
    <meta:editing-duration>PT19S</meta:editing-duration>
    <meta:editing-cycles>1</meta:editing-cycles>
    <meta:document-statistic meta:table-count="1" meta:cell-count="566" meta:object-count="0"/>
    <meta:generator>LibreOffice/5.3.7.2.0$Linux_X86_64 LibreOffice_project/30$Build-2</meta:generator>
  </office:meta>
</office:document-meta>
</file>